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5.1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1.0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1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2.419cm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7.358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8.482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3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8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37cm"/>
    </style:style>
    <style:style style:name="gr17" style:family="graphic" style:parent-style-name="standard">
      <style:graphic-properties draw:stroke="none" svg:stroke-color="#000000" draw:fill="none" fo:min-height="0.713cm"/>
      <style:paragraph-properties style:writing-mode="lr-tb"/>
    </style:style>
    <style:style style:name="gr1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5.563cm"/>
    </style:style>
    <style:style style:name="gr19" style:family="graphic" style:parent-style-name="objectwithoutfill">
      <style:graphic-properties draw:stroke="dash" draw:stroke-dash="Long_20_Dash" svg:stroke-color="#000000" draw:marker-start="" draw:marker-end="Arrowheads_20_12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Long_20_Dash" svg:stroke-color="#000000" draw:marker-end="Arrowheads_20_12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4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06cm"/>
      <style:paragraph-properties style:writing-mode="lr-tb"/>
    </style:style>
    <style:style style:name="gr2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4.441cm"/>
    </style:style>
    <style:style style:name="gr2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323cm" fo:min-width="4.4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87cm" svg:y1="9.889cm" svg:x2="2.587cm" svg:y2="11.159cm">
          <text:p/>
        </draw:line>
        <draw:line draw:style-name="gr1" draw:text-style-name="P1" draw:layer="layout" svg:x1="3.222cm" svg:y1="12.112cm" svg:x2="2.587cm" svg:y2="11.159cm">
          <text:p/>
        </draw:line>
        <draw:line draw:style-name="gr1" draw:text-style-name="P1" draw:layer="layout" svg:x1="2.587cm" svg:y1="11.16cm" svg:x2="1.952cm" svg:y2="12.112cm">
          <text:p/>
        </draw:line>
        <draw:line draw:style-name="gr1" draw:text-style-name="P1" draw:layer="layout" svg:x1="2.587cm" svg:y1="10.207cm" svg:x2="3.222cm" svg:y2="10.842cm">
          <text:p/>
        </draw:line>
        <draw:line draw:style-name="gr1" draw:text-style-name="P1" draw:layer="layout" svg:x1="1.952cm" svg:y1="10.842cm" svg:x2="2.587cm" svg:y2="10.207cm">
          <text:p/>
        </draw:line>
        <draw:custom-shape draw:style-name="gr2" draw:text-style-name="P1" draw:layer="layout" svg:width="1.27cm" svg:height="1.27cm" svg:x="1.952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937cm" svg:height="1.588cm" svg:x="13.382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175cm" svg:height="0.962cm" svg:x="15.605cm" svg:y="3.222cm">
          <draw:text-box>
            <text:p>Add Lock</text:p>
          </draw:text-box>
        </draw:frame>
        <draw:frame draw:style-name="gr5" draw:text-style-name="P3" draw:layer="layout" svg:width="2.898cm" svg:height="0.962cm" svg:x="6.715cm" svg:y="5.282cm">
          <draw:text-box>
            <text:p>Add Key</text:p>
          </draw:text-box>
        </draw:frame>
        <draw:frame draw:style-name="gr6" draw:text-style-name="P3" draw:layer="layout" svg:width="9.913cm" svg:height="0.962cm" svg:x="6.715cm" svg:y="7.514cm">
          <draw:text-box>
            <text:p>Add Existing Key to Existing Lock</text:p>
          </draw:text-box>
        </draw:frame>
        <draw:frame draw:style-name="gr7" draw:text-style-name="P3" draw:layer="layout" svg:width="11.356cm" svg:height="0.962cm" svg:x="6.577cm" svg:y="9.409cm">
          <draw:text-box>
            <text:p>Delete Existing Key from Existing Lock</text:p>
          </draw:text-box>
        </draw:frame>
        <draw:frame draw:style-name="gr8" draw:text-style-name="P3" draw:layer="layout" svg:width="5.082cm" svg:height="0.962cm" svg:x="15.785cm" svg:y="11.324cm">
          <draw:text-box>
            <text:p>Display Key Info</text:p>
          </draw:text-box>
        </draw:frame>
        <draw:frame draw:style-name="gr9" draw:text-style-name="P3" draw:layer="layout" svg:width="5.328cm" svg:height="0.962cm" svg:x="15.785cm" svg:y="13.219cm">
          <draw:text-box>
            <text:p>Display Lock Info</text:p>
          </draw:text-box>
        </draw:frame>
        <draw:custom-shape draw:style-name="gr10" draw:text-style-name="P2" draw:layer="layout" svg:width="4.127cm" svg:height="1.588cm" svg:x="6.08cm" svg:y="4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1.112cm" svg:height="1.588cm" svg:x="6.08cm" svg:y="7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2.7cm" svg:height="1.588cm" svg:x="6.08cm" svg:y="9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6.032cm" svg:height="1.588cm" svg:x="15.288cm" svg:y="10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6.032cm" svg:height="1.588cm" svg:x="15.288cm" svg:y="12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3.317cm" svg:height="1.673cm" svg:x="1cm" svg:y="12.42cm">
          <draw:text-box>
            <text:p text:style-name="P4">UW-L<text:line-break/>Employee</text:p>
          </draw:text-box>
        </draw:frame>
        <draw:line draw:style-name="gr1" draw:text-style-name="P1" draw:layer="layout" svg:x1="6.08cm" svg:y1="5.713cm" svg:x2="4.175cm" svg:y2="8.62cm">
          <text:p/>
        </draw:line>
        <draw:line draw:style-name="gr1" draw:text-style-name="P1" draw:layer="layout" svg:x1="6.08cm" svg:y1="7.963cm" svg:x2="4.175cm" svg:y2="9.255cm">
          <text:p/>
        </draw:line>
        <draw:line draw:style-name="gr1" draw:text-style-name="P1" draw:layer="layout" svg:x1="6.08cm" svg:y1="9.898cm" svg:x2="4.175cm" svg:y2="9.898cm">
          <text:p/>
        </draw:line>
        <draw:line draw:style-name="gr1" draw:text-style-name="P1" draw:layer="layout" svg:x1="6.08cm" svg:y1="11.873cm" svg:x2="4.175cm" svg:y2="10.525cm">
          <text:p/>
        </draw:line>
        <draw:line draw:style-name="gr1" draw:text-style-name="P1" draw:layer="layout" svg:x1="25.317cm" svg:y1="9.928cm" svg:x2="25.317cm" svg:y2="11.198cm">
          <text:p/>
        </draw:line>
        <draw:line draw:style-name="gr1" draw:text-style-name="P1" draw:layer="layout" svg:x1="25.952cm" svg:y1="12.151cm" svg:x2="25.317cm" svg:y2="11.198cm">
          <text:p/>
        </draw:line>
        <draw:line draw:style-name="gr1" draw:text-style-name="P1" draw:layer="layout" svg:x1="25.317cm" svg:y1="11.199cm" svg:x2="24.682cm" svg:y2="12.151cm">
          <text:p/>
        </draw:line>
        <draw:line draw:style-name="gr1" draw:text-style-name="P1" draw:layer="layout" svg:x1="25.317cm" svg:y1="10.246cm" svg:x2="25.952cm" svg:y2="10.881cm">
          <text:p/>
        </draw:line>
        <draw:line draw:style-name="gr1" draw:text-style-name="P1" draw:layer="layout" svg:x1="24.682cm" svg:y1="10.881cm" svg:x2="25.317cm" svg:y2="10.246cm">
          <text:p/>
        </draw:line>
        <draw:custom-shape draw:style-name="gr2" draw:text-style-name="P1" draw:layer="layout" svg:width="1.27cm" svg:height="1.27cm" svg:x="24.682cm" svg:y="8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3.211cm" svg:height="0.962cm" svg:x="23.729cm" svg:y="12.459cm">
          <draw:text-box>
            <text:p text:style-name="P4">Database</text:p>
          </draw:text-box>
        </draw:frame>
        <draw:line draw:style-name="gr1" draw:text-style-name="P1" draw:layer="layout" svg:x1="21.32cm" svg:y1="3.694cm" svg:x2="24.177cm" svg:y2="8.003cm">
          <text:p/>
        </draw:line>
        <draw:line draw:style-name="gr1" draw:text-style-name="P1" draw:layer="layout" svg:x1="21.32cm" svg:y1="5.762cm" svg:x2="24.177cm" svg:y2="8.62cm">
          <text:p/>
        </draw:line>
        <draw:line draw:style-name="gr1" draw:text-style-name="P1" draw:layer="layout" svg:x1="17.192cm" svg:y1="8.003cm" svg:x2="24.177cm" svg:y2="9.255cm">
          <text:p/>
        </draw:line>
        <draw:line draw:style-name="gr1" draw:text-style-name="P1" draw:layer="layout" svg:x1="18.78cm" svg:y1="9.89cm" svg:x2="24.177cm" svg:y2="9.89cm">
          <text:p/>
        </draw:line>
        <draw:frame draw:style-name="gr16" draw:text-style-name="P7" draw:layer="layout" svg:width="0.318cm" svg:height="1.187cm" svg:x="21.002cm" svg:y="5.127cm">
          <draw:text-box>
            <text:p/>
          </draw:text-box>
        </draw:frame>
        <draw:frame draw:style-name="gr17" draw:text-style-name="P8" draw:layer="layout" svg:width="7.8cm" svg:height="0.963cm" svg:x="13.202cm" svg:y="5.281cm">
          <draw:text-box>
            <text:p><text:s/>Map Key to Existing Lock</text:p>
          </draw:text-box>
        </draw:frame>
        <draw:custom-shape draw:style-name="gr18" draw:text-style-name="P2" draw:layer="layout" svg:width="8.573cm" svg:height="1.588cm" svg:x="12.747cm" svg:y="4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2.747cm" svg:y1="5.762cm" svg:x2="10.207cm" svg:y2="5.762cm">
          <text:p/>
        </draw:line>
        <draw:line draw:style-name="gr20" draw:text-style-name="P1" draw:layer="layout" svg:x1="13.387cm" svg:y1="3.672cm" svg:x2="10.109cm" svg:y2="5.489cm">
          <text:p/>
        </draw:line>
        <draw:frame draw:style-name="gr21" draw:text-style-name="P9" draw:layer="layout" svg:width="3.042cm" svg:height="0.683cm" draw:transform="rotate (0.494451777089994) translate (10.385cm 4.363cm)">
          <draw:text-box>
            <text:p><text:span text:style-name="T1">&lt;&lt; Extends &gt;&gt;</text:span></text:p>
          </draw:text-box>
        </draw:frame>
        <draw:frame draw:style-name="gr21" draw:text-style-name="P9" draw:layer="layout" svg:width="3.042cm" svg:height="0.683cm" svg:x="10.228cm" svg:y="6.003cm">
          <draw:text-box>
            <text:p><text:span text:style-name="T1">&lt;&lt; Extends &gt;&gt;</text:span></text:p>
          </draw:text-box>
        </draw:frame>
        <draw:frame draw:style-name="gr22" draw:text-style-name="P10" draw:layer="layout" svg:width="5.925cm" svg:height="0.962cm" svg:x="6.577cm" svg:y="11.333cm">
          <draw:text-box>
            <text:p>Display Information</text:p>
          </draw:text-box>
        </draw:frame>
        <draw:frame draw:style-name="gr23" draw:text-style-name="P3" draw:layer="layout" svg:width="5.252cm" svg:height="1.673cm" svg:x="15.458cm" svg:y="15.297cm">
          <draw:text-box>
            <text:p>Display All Locks<text:line-break/>for Key ID</text:p>
          </draw:text-box>
        </draw:frame>
        <draw:frame draw:style-name="gr24" draw:text-style-name="P3" draw:layer="layout" svg:width="5.006cm" svg:height="1.673cm" svg:x="15.458cm" svg:y="17.827cm">
          <draw:text-box>
            <text:p>Display All Keys<text:line-break/>for Lock ID</text:p>
          </draw:text-box>
        </draw:frame>
        <draw:custom-shape draw:style-name="gr25" draw:text-style-name="P2" draw:layer="layout" svg:width="6.985cm" svg:height="1.588cm" svg:x="6.08cm" svg:y="10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6.985cm" svg:height="2.223cm" svg:x="14.652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6.985cm" svg:height="2.223cm" svg:x="14.652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5.287cm" svg:y1="11.765cm" svg:x2="13.064cm" svg:y2="11.765cm">
          <text:p/>
        </draw:line>
        <draw:line draw:style-name="gr20" draw:text-style-name="P1" draw:layer="layout" svg:x1="15.296cm" svg:y1="13.681cm" svg:x2="12.373cm" svg:y2="12.295cm">
          <text:p/>
        </draw:line>
        <draw:line draw:style-name="gr20" draw:text-style-name="P1" draw:layer="layout" svg:x1="14.96cm" svg:y1="15.615cm" svg:x2="11.609cm" svg:y2="12.446cm">
          <text:p/>
        </draw:line>
        <draw:line draw:style-name="gr19" draw:text-style-name="P1" draw:layer="layout" svg:x1="14.954cm" svg:y1="18.157cm" svg:x2="10.518cm" svg:y2="12.564cm">
          <text:p/>
        </draw:line>
        <draw:frame draw:style-name="gr21" draw:text-style-name="P9" draw:layer="layout" svg:width="3.042cm" svg:height="0.683cm" svg:x="12.618cm" svg:y="10.885cm">
          <draw:text-box>
            <text:p><text:span text:style-name="T1">&lt;&lt; Extends &gt;&gt;</text:span></text:p>
          </draw:text-box>
        </draw:frame>
        <draw:frame draw:style-name="gr21" draw:text-style-name="P9" draw:layer="layout" svg:width="3.042cm" svg:height="0.683cm" draw:transform="rotate (-0.4309217923174) translate (13.053cm 11.809cm)">
          <draw:text-box>
            <text:p><text:span text:style-name="T2">&lt;&lt; </text:span><text:span text:style-name="T1">Extends &gt;&gt;</text:span></text:p>
          </draw:text-box>
        </draw:frame>
        <draw:frame draw:style-name="gr21" draw:text-style-name="P9" draw:layer="layout" svg:width="3.042cm" svg:height="0.683cm" draw:transform="rotate (-0.724486172502847) translate (12.906cm 12.718cm)">
          <draw:text-box>
            <text:p><text:span text:style-name="T2">&lt;&lt; </text:span><text:span text:style-name="T1">Extends &gt;&gt;</text:span></text:p>
          </draw:text-box>
        </draw:frame>
        <draw:frame draw:style-name="gr21" draw:text-style-name="P11" draw:layer="layout" svg:width="3.042cm" svg:height="0.683cm" draw:transform="rotate (-0.861319985859202) translate (12.582cm 13.903cm)">
          <draw:text-box>
            <text:p><text:span text:style-name="T2">&lt;&lt; </text:span><text:span text:style-name="T3">Extends &gt;&gt;</text:span></text:p>
          </draw:text-box>
        </draw:frame>
        <draw:line draw:style-name="gr1" draw:text-style-name="P1" draw:layer="layout" svg:x1="21.32cm" svg:y1="11.795cm" svg:x2="24.177cm" svg:y2="10.525cm">
          <text:p/>
        </draw:line>
        <draw:line draw:style-name="gr1" draw:text-style-name="P1" draw:layer="layout" svg:x1="21.32cm" svg:y1="13.7cm" svg:x2="24.177cm" svg:y2="10.842cm">
          <text:p/>
        </draw:line>
        <draw:line draw:style-name="gr1" draw:text-style-name="P1" draw:layer="layout" svg:x1="21.637cm" svg:y1="16.24cm" svg:x2="24.177cm" svg:y2="11.16cm">
          <text:p/>
        </draw:line>
        <draw:line draw:style-name="gr1" draw:text-style-name="P1" draw:layer="layout" svg:x1="21.637cm" svg:y1="18.78cm" svg:x2="24.177cm" svg:y2="11.47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40" svg:d="M0 40l10-40 10 4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9T10:48:34.800000000</meta:creation-date>
    <dc:date>2021-09-20T16:12:17.715000000</dc:date>
    <meta:editing-duration>PT6H5M</meta:editing-duration>
    <meta:editing-cycles>7</meta:editing-cycles>
    <meta:generator>LibreOffice/7.1.0.3$Windows_X86_64 LibreOffice_project/f6099ecf3d29644b5008cc8f48f42f4a40986e4c</meta:generator>
    <meta:document-statistic meta:object-count="59"/>
  </office:meta>
</office:document-meta>
</file>